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1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subtitle">
      <style:graphic-properties draw:fill-color="#ffffff" draw:auto-grow-height="true" fo:min-height="13.86cm"/>
    </style:style>
    <style:style style:name="pr7" style:family="presentation" style:parent-style-name="Default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align="start" fo:text-indent="0cm" style:text-autospace="none"/>
    </style:style>
    <style:style style:name="P5" style:family="paragraph">
      <style:paragraph-properties fo:margin-left="0cm" fo:margin-right="0cm" fo:text-align="start" fo:text-indent="0cm"/>
      <style:text-properties fo:font-size="19pt"/>
    </style:style>
    <style:style style:name="P6" style:family="paragraph">
      <style:paragraph-properties fo:margin-left="0cm" fo:margin-right="0cm" fo:text-align="start" fo:text-indent="0cm"/>
      <style:text-properties fo:font-size="9pt"/>
    </style:style>
    <style:style style:name="P7" style:family="paragraph">
      <style:paragraph-properties fo:margin-left="0cm" fo:margin-right="0cm" fo:text-align="start" fo:text-indent="0cm"/>
      <style:text-properties fo:font-size="26pt"/>
    </style:style>
    <style:style style:name="P8" style:family="paragraph">
      <style:paragraph-properties fo:margin-left="2.4cm" fo:margin-right="0cm" fo:text-indent="-0.8cm"/>
    </style:style>
    <style:style style:name="T1" style:family="text">
      <style:text-properties fo:font-weight="bold"/>
    </style:style>
    <style:style style:name="T2" style:family="text">
      <style:text-properties fo:color="#a4357a" fo:font-family="'Courier New'" style:font-family-generic="modern" style:font-pitch="fixed" fo:font-size="19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10pt" style:font-weight-complex="bold"/>
    </style:style>
    <style:style style:name="T3" style:family="text">
      <style:text-properties fo:color="#000000" fo:font-family="'Courier New'" style:font-family-generic="modern" style:font-pitch="fixed" fo:font-size="19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4" style:family="text">
      <style:text-properties fo:color="#2a00ff" fo:font-family="'Courier New'" style:font-family-generic="modern" style:font-pitch="fixed" fo:font-size="19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5" style:family="text">
      <style:text-properties fo:color="#5a1ea0" fo:font-family="'Courier New'" style:font-family-generic="modern" style:font-pitch="fixed" fo:font-size="19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6" style:family="text">
      <style:text-properties fo:color="#ff0000" fo:font-family="'Courier New'" style:font-family-generic="modern" style:font-pitch="fixed" fo:font-size="19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7" style:family="text">
      <style:text-properties fo:color="#000000" fo:font-family="'Courier New'" style:font-family-generic="modern" style:font-pitch="fixed" fo:font-size="9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8" style:family="text">
      <style:text-properties fo:color="#2a00ff" fo:font-family="'Courier New'" style:font-family-generic="modern" style:font-pitch="fixed" fo:font-size="9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9" style:family="text">
      <style:text-properties fo:font-family="'Courier New'" style:font-family-generic="modern" style:font-pitch="fixed" fo:font-size="9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0" style:family="text">
      <style:text-properties fo:color="#a4357a" fo:font-family="'Courier New'" style:font-family-generic="modern" style:font-pitch="fixed" fo:font-size="9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10pt" style:font-weight-complex="bold"/>
    </style:style>
    <style:style style:name="T11" style:family="text">
      <style:text-properties fo:color="#ff4040" fo:font-family="'Courier New'" style:font-family-generic="modern" style:font-pitch="fixed" fo:font-size="9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10pt" style:font-weight-complex="bold"/>
    </style:style>
    <style:style style:name="T12" style:family="text">
      <style:text-properties fo:color="#0080ff" fo:font-family="'Courier New'" style:font-family-generic="modern" style:font-pitch="fixed" fo:font-size="9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10pt" style:font-weight-complex="bold"/>
    </style:style>
    <style:style style:name="T13" style:family="text">
      <style:text-properties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>Mock-frameworks i Rub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ock-frameworks i Ruby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<text:span text:style-name="T1">Mocha</text:span></text:p>
              </text:list-item>
            </text:list>
            <text:list text:style-name="L3">
              <text:list-item>
                <text:p text:style-name="P3"><text:span text:style-name="T1">Flexmock</text:span></text:p>
              </text:list-item>
            </text:list>
            <text:list text:style-name="L3">
              <text:list-item>
                <text:p text:style-name="P3">Stubba (nu en del af Mocha, vistnok...)</text:p>
              </text:list-item>
            </text:list>
            <text:list text:style-name="L3">
              <text:list-item>
                <text:p text:style-name="P3">Ruby/Mock (Nat Pryce)</text:p>
              </text:list-item>
            </text:list>
            <text:list text:style-name="L3">
              <text:list-item>
                <text:p text:style-name="P3">Test::Unit::Mock</text:p>
              </text:list-item>
            </text:list>
            <text:list text:style-name="L3">
              <text:list-item>
                <text:p text:style-name="P3">...og garanteret et hav af andre mere eller mindre gennemarbejdede løsninger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6" draw:text-style-name="P1" draw:layer="layout" svg:width="25.199cm" svg:height="13.86cm" svg:x="1.4cm" svg:y="4.914cm" presentation:class="subtitle">
          <draw:text-box>
            <text:p text:style-name="P1">Hvor er mit interface?!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ilbert-URL-parser</text:p>
          </draw:text-box>
        </draw:frame>
        <draw:frame presentation:style-name="pr7" draw:text-style-name="P5" draw:layer="layout" svg:width="25.199cm" svg:height="13.609cm" svg:x="1.4cm" svg:y="5.039cm" presentation:class="subtitle" presentation:user-transformed="true">
          <draw:text-box>
            <text:p text:style-name="P4"><text:span text:style-name="T2">class</text:span><text:span text:style-name="T3"> Dilbert</text:span></text:p>
            <text:p text:style-name="P4"><text:span text:style-name="T3"><text:s text:c="2"/></text:span><text:span text:style-name="T2">def</text:span><text:span text:style-name="T3"> self.find(date)</text:span></text:p>
            <text:p text:style-name="P4"><text:span text:style-name="T3"><text:s text:c="4"/></text:span><text:span text:style-name="T3">page = Net::HTTP.get(</text:span><text:span text:style-name="T4">'www.dilbert.com'</text:span><text:span text:style-name="T3">, path(date))</text:span></text:p>
            <text:p text:style-name="P4"><text:span text:style-name="T3"><text:s text:c="4"/></text:span><text:span text:style-name="T3">extract_image_path page</text:span></text:p>
            <text:p text:style-name="P4"><text:span text:style-name="T3"><text:s text:c="2"/></text:span><text:span text:style-name="T2">end</text:span></text:p>
            <text:p text:style-name="P4"><text:span text:style-name="T3"><text:s text:c="2"/></text:span></text:p>
            <text:p text:style-name="P4"><text:span text:style-name="T3">private</text:span></text:p>
            <text:p text:style-name="P4"><text:span text:style-name="T3"><text:s text:c="2"/></text:span><text:span text:style-name="T2">def</text:span><text:span text:style-name="T3"> self.path(date)</text:span></text:p>
            <text:p text:style-name="P4"><text:span text:style-name="T3"><text:s text:c="4"/></text:span><text:span text:style-name="T4">"/comics/dilbert/archive/dilbert-#{format('%04d%02d%02d', date.year, date.month, date.day)}.html"</text:span></text:p>
            <text:p text:style-name="P4"><text:span text:style-name="T3"><text:s text:c="2"/></text:span><text:span text:style-name="T2">end</text:span></text:p>
            <text:p text:style-name="P4"><text:span text:style-name="T3"><text:s text:c="2"/></text:span></text:p>
            <text:p text:style-name="P4"><text:span text:style-name="T3"><text:s text:c="2"/></text:span><text:span text:style-name="T2">def</text:span><text:span text:style-name="T3"> self.extract_image_path(page)</text:span></text:p>
            <text:p text:style-name="P4"><text:span text:style-name="T3"><text:s text:c="4"/></text:span><text:span text:style-name="T3">page =~ </text:span><text:span text:style-name="T5">/&lt;IMG SRC="(\/comics\/dilbert\/archive\/images\/dilbert\d+\.gif)"/</text:span></text:p>
            <text:p text:style-name="P4"><text:span text:style-name="T3"><text:s text:c="4"/></text:span><text:span text:style-name="T6">$1</text:span></text:p>
            <text:p text:style-name="P4"><text:span text:style-name="T3"><text:s text:c="2"/></text:span><text:span text:style-name="T2">end</text:span></text:p>
            <text:p text:style-name="P4"><text:span text:style-name="T2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Unit-test med Mocha</text:p>
          </draw:text-box>
        </draw:frame>
        <draw:frame presentation:style-name="pr6" draw:text-style-name="P6" draw:layer="layout" svg:width="25.199cm" svg:height="13.918cm" svg:x="1.4cm" svg:y="4.885cm" presentation:class="subtitle" presentation:user-transformed="true">
          <draw:text-box>
            <text:p text:style-name="P4"><text:span text:style-name="T7">require </text:span><text:span text:style-name="T8">'test/unit'</text:span></text:p>
            <text:p text:style-name="P4"><text:span text:style-name="T7">require </text:span><text:span text:style-name="T8">'rubygems'</text:span></text:p>
            <text:p text:style-name="P4"><text:span text:style-name="T7">require </text:span><text:span text:style-name="T8">'mocha'</text:span></text:p>
            <text:p text:style-name="P4"><text:span text:style-name="T7">require </text:span><text:span text:style-name="T8">'dilbert'</text:span></text:p>
            <text:p text:style-name="P4"><text:span text:style-name="T9"/></text:p>
            <text:p text:style-name="P4"><text:span text:style-name="T10">class</text:span><text:span text:style-name="T7"> DilbertTest &lt; Test::Unit::TestCase</text:span></text:p>
            <text:p text:style-name="P4"><text:span text:style-name="T7"><text:s text:c="2"/></text:span><text:span text:style-name="T10">def</text:span><text:span text:style-name="T7"> test_gets_correct_url</text:span></text:p>
            <text:p text:style-name="P4"><text:span text:style-name="T7"><text:s text:c="4"/></text:span><text:span text:style-name="T7">Net::HTTP.expects(</text:span><text:span text:style-name="T11">:get</text:span><text:span text:style-name="T7">).with(</text:span><text:span text:style-name="T8">'www.dilbert.com'</text:span><text:span text:style-name="T7">, </text:span><text:span text:style-name="T8">'/comics/dilbert/archive/dilbert-20070414.html'</text:span><text:span text:style-name="T7">).returns(</text:span><text:span text:style-name="T8">''</text:span><text:span text:style-name="T7">)</text:span></text:p>
            <text:p text:style-name="P4"><text:span text:style-name="T7"><text:s text:c="4"/></text:span><text:span text:style-name="T7">Dilbert.find(Date.</text:span><text:span text:style-name="T10">new</text:span><text:span text:style-name="T7">(</text:span><text:span text:style-name="T12">2007</text:span><text:span text:style-name="T7">, </text:span><text:span text:style-name="T12">4</text:span><text:span text:style-name="T7">, </text:span><text:span text:style-name="T12">14</text:span><text:span text:style-name="T7">))</text:span></text:p>
            <text:p text:style-name="P4"><text:span text:style-name="T7"><text:s text:c="2"/></text:span><text:span text:style-name="T10">end</text:span></text:p>
            <text:p text:style-name="P4"><text:span text:style-name="T9"/></text:p>
            <text:p text:style-name="P4"><text:span text:style-name="T7"><text:s text:c="2"/></text:span><text:span text:style-name="T10">def</text:span><text:span text:style-name="T7"> test_gets_correct_url_other_date</text:span></text:p>
            <text:p text:style-name="P4"><text:span text:style-name="T7"><text:s text:c="4"/></text:span><text:span text:style-name="T7">Net::HTTP.expects(</text:span><text:span text:style-name="T11">:get</text:span><text:span text:style-name="T7">).with(</text:span><text:span text:style-name="T8">'www.dilbert.com'</text:span><text:span text:style-name="T7">, </text:span><text:span text:style-name="T8">'/comics/dilbert/archive/dilbert-20070415.html'</text:span><text:span text:style-name="T7">).returns(</text:span><text:span text:style-name="T8">''</text:span><text:span text:style-name="T7">)</text:span></text:p>
            <text:p text:style-name="P4"><text:span text:style-name="T7"><text:s text:c="4"/></text:span><text:span text:style-name="T7">Dilbert.find(Date.</text:span><text:span text:style-name="T10">new</text:span><text:span text:style-name="T7">(</text:span><text:span text:style-name="T12">2007</text:span><text:span text:style-name="T7">, </text:span><text:span text:style-name="T12">4</text:span><text:span text:style-name="T7">, </text:span><text:span text:style-name="T12">15</text:span><text:span text:style-name="T7">))</text:span></text:p>
            <text:p text:style-name="P4"><text:span text:style-name="T7"><text:s text:c="2"/></text:span><text:span text:style-name="T10">end</text:span></text:p>
            <text:p text:style-name="P4"><text:span text:style-name="T7"><text:s text:c="2"/></text:span></text:p>
            <text:p text:style-name="P4"><text:span text:style-name="T7"><text:s text:c="2"/></text:span><text:span text:style-name="T10">def</text:span><text:span text:style-name="T7"> test_extracts_gif_location</text:span></text:p>
            <text:p text:style-name="P4"><text:span text:style-name="T7"><text:s text:c="4"/></text:span><text:span text:style-name="T7">Net::HTTP.expects(</text:span><text:span text:style-name="T11">:get</text:span><text:span text:style-name="T7">).returns </text:span><text:span text:style-name="T8">&lt;&lt;HERE</text:span></text:p>
            <text:p text:style-name="P4"><text:span text:style-name="T8"><text:s/></text:span><text:span text:style-name="T8">&lt;TD BGCOLOR="#FFFFFF" WIDTH="612"&gt;&lt;IMG SRC="/images/clear_dot.gif" WIDTH="10" HEIGHT="10" BORDER="0"&gt;&lt;BR&gt;&lt;FONT FACE="helvetica, arial" SIZE="1"&gt;&amp;nbsp;&amp;nbsp;&lt;A HREF="https://members.comics.com/members/registration/showDilbertLogin.do?aid=1"&gt;&lt;IMG SRC="/comics/dilbert/images/current_features_bullet.gif" WIDTH="14" HEIGHT="11" ALT="" BORDER="0"&gt;Subscribe to the Daily Dilbert&lt;/A&gt;&amp;nbsp;&amp;nbsp;&lt;A HREF="http://www.cafepress.com/cp/sotd.aspx?storeid=dilbert"&gt;&lt;IMG SRC="/comics/dilbert/images/current_features_bullet.gif" WIDTH="14" HEIGHT="11" ALT="" BORDER="0"&gt;Buy this strip&lt;/A&gt;&amp;nbsp;&amp;nbsp;&lt;A HREF="/webmail/SendAStrip?AppName=SendAStrip&amp;ComicName=/comics/dilbert/&amp;Attachments=/comics/dilbert/archive/images/dilbert2007036657413.gif&amp;EmailDate=April-13-2007"&gt;&lt;IMG SRC="/comics/dilbert/images/current_features_bullet.gif" WIDTH="14" HEIGHT="11" ALT="" BORDER="0"&gt;E-mail this strip&lt;/A&gt;&lt;/FONT&gt;&lt;BR&gt;</text:span></text:p>
            <text:p text:style-name="P4"><text:span text:style-name="T8"><text:s/></text:span><text:span text:style-name="T8">&lt;IMG SRC="/images/clear_dot.gif" WIDTH="5" HEIGHT="5" ALT="" BORDER="0"&gt;&lt;BR&gt;&lt;a href="/comics/dilbert/archive/images/dilbert2007036657413.gif"&gt;&lt;IMG SRC="/comics/dilbert/archive/images/dilbert2007036657413.gif" BORDER=0 ALT="Today's Dilbert Comic"&gt;&lt;/A&gt;&lt;BR&gt;&lt;BR&gt;&lt;/TD&gt;</text:span></text:p>
            <text:p text:style-name="P4"><text:span text:style-name="T8"><text:s/></text:span><text:span text:style-name="T8">&lt;TD WIDTH="10" BGCOLOR="#FFFFFF"&gt;&lt;IMG SRC="/images/clear_dot.gif" WIDTH="10" ALT="" BORDER="0"&gt;&lt;/TD&gt;</text:span></text:p>
            <text:p text:style-name="P4"><text:span text:style-name="T8"><text:s/></text:span><text:span text:style-name="T8">&lt;/TR&gt;</text:span></text:p>
            <text:p text:style-name="P4"><text:span text:style-name="T8">HERE</text:span></text:p>
            <text:p text:style-name="P4"><text:span text:style-name="T7"><text:s text:c="4"/></text:span><text:span text:style-name="T7">assert_equal </text:span><text:span text:style-name="T8">'/comics/dilbert/archive/images/dilbert2007036657413.gif'</text:span><text:span text:style-name="T7">, Dilbert.find(Date.</text:span><text:span text:style-name="T10">new</text:span><text:span text:style-name="T7">(</text:span><text:span text:style-name="T12">2007</text:span><text:span text:style-name="T7">, </text:span><text:span text:style-name="T12">4</text:span><text:span text:style-name="T7">, </text:span><text:span text:style-name="T12">15</text:span><text:span text:style-name="T7">))</text:span></text:p>
            <text:p text:style-name="P4"><text:span text:style-name="T7"><text:s text:c="2"/></text:span><text:span text:style-name="T10">end</text:span></text:p>
            <text:p text:style-name="P4"><text:span text:style-name="T7"><text:s text:c="2"/></text:span></text:p>
            <text:p text:style-name="P4"><text:span text:style-name="T7"><text:s text:c="2"/></text:span><text:span text:style-name="T10">def</text:span><text:span text:style-name="T7"> test_no_gif_location</text:span></text:p>
            <text:p text:style-name="P4"><text:span text:style-name="T7"><text:s text:c="4"/></text:span><text:span text:style-name="T7">Net::HTTP.expects(</text:span><text:span text:style-name="T11">:get</text:span><text:span text:style-name="T7">).returns </text:span><text:span text:style-name="T8">''</text:span></text:p>
            <text:p text:style-name="P4"><text:span text:style-name="T7"><text:s text:c="4"/></text:span><text:span text:style-name="T7">assert_equal </text:span><text:span text:style-name="T10">nil</text:span><text:span text:style-name="T7">, Dilbert.find(Date.</text:span><text:span text:style-name="T10">new</text:span><text:span text:style-name="T7">(</text:span><text:span text:style-name="T12">2007</text:span><text:span text:style-name="T7">, </text:span><text:span text:style-name="T12">4</text:span><text:span text:style-name="T7">, </text:span><text:span text:style-name="T12">15</text:span><text:span text:style-name="T7">))</text:span></text:p>
            <text:p text:style-name="P4"><text:span text:style-name="T7"><text:s text:c="2"/></text:span><text:span text:style-name="T10">end</text:span></text:p>
            <text:p text:style-name="P4"><text:span text:style-name="T7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Unit-test med FlexMock</text:p>
          </draw:text-box>
        </draw:frame>
        <draw:frame presentation:style-name="pr6" draw:text-style-name="P6" draw:layer="layout" svg:width="25.199cm" svg:height="14.596cm" svg:x="1.4cm" svg:y="4.546cm" presentation:class="subtitle" presentation:user-transformed="true">
          <draw:text-box>
            <text:p text:style-name="P4"><text:span text:style-name="T7">require </text:span><text:span text:style-name="T8">'test/unit'</text:span></text:p>
            <text:p text:style-name="P4"><text:span text:style-name="T7">require </text:span><text:span text:style-name="T8">'rubygems'</text:span></text:p>
            <text:p text:style-name="P4"><text:span text:style-name="T7">require </text:span><text:span text:style-name="T8">'flexmock'</text:span></text:p>
            <text:p text:style-name="P4"><text:span text:style-name="T7">require </text:span><text:span text:style-name="T8">'dilbert'</text:span></text:p>
            <text:p text:style-name="P4"><text:span text:style-name="T9"/></text:p>
            <text:p text:style-name="P4"><text:span text:style-name="T10">class</text:span><text:span text:style-name="T7"> DilbertFlexTest &lt; Test::Unit::TestCase</text:span></text:p>
            <text:p text:style-name="P4"><text:span text:style-name="T7"><text:s text:c="2"/></text:span><text:span text:style-name="T7">include FlexMock::TestCase</text:span></text:p>
            <text:p text:style-name="P4"><text:span text:style-name="T9"/></text:p>
            <text:p text:style-name="P4"><text:span text:style-name="T7"><text:s text:c="2"/></text:span><text:span text:style-name="T10">def</text:span><text:span text:style-name="T7"> test_gets_correct_url</text:span></text:p>
            <text:p text:style-name="P4"><text:span text:style-name="T7"><text:s text:c="4"/></text:span><text:span text:style-name="T7">flexstub(Net::HTTP).should_receive(</text:span><text:span text:style-name="T11">:get</text:span><text:span text:style-name="T7">).with(</text:span><text:span text:style-name="T8">'www.dilbert.com'</text:span><text:span text:style-name="T7">, </text:span><text:span text:style-name="T8">'/comics/dilbert/archive/dilbert-20070414.html'</text:span><text:span text:style-name="T7">).and_return(</text:span><text:span text:style-name="T8">''</text:span><text:span text:style-name="T7">)</text:span></text:p>
            <text:p text:style-name="P4"><text:span text:style-name="T7"><text:s text:c="4"/></text:span><text:span text:style-name="T7">Dilbert.find(Date.</text:span><text:span text:style-name="T10">new</text:span><text:span text:style-name="T7">(</text:span><text:span text:style-name="T12">2007</text:span><text:span text:style-name="T7">, </text:span><text:span text:style-name="T12">4</text:span><text:span text:style-name="T7">, </text:span><text:span text:style-name="T12">14</text:span><text:span text:style-name="T7">))</text:span></text:p>
            <text:p text:style-name="P4"><text:span text:style-name="T7"><text:s text:c="2"/></text:span><text:span text:style-name="T10">end</text:span></text:p>
            <text:p text:style-name="P4"><text:span text:style-name="T9"/></text:p>
            <text:p text:style-name="P4"><text:span text:style-name="T7"><text:s text:c="2"/></text:span><text:span text:style-name="T10">def</text:span><text:span text:style-name="T7"> test_gets_correct_url_other_date</text:span></text:p>
            <text:p text:style-name="P4"><text:span text:style-name="T7"><text:s text:c="4"/></text:span><text:span text:style-name="T7">flexstub(Net::HTTP).should_receive(</text:span><text:span text:style-name="T11">:get</text:span><text:span text:style-name="T7">).with(</text:span><text:span text:style-name="T8">'www.dilbert.com'</text:span><text:span text:style-name="T7">, </text:span><text:span text:style-name="T8">'/comics/dilbert/archive/dilbert-20070415.html'</text:span><text:span text:style-name="T7">).returns(</text:span><text:span text:style-name="T8">''</text:span><text:span text:style-name="T7">)</text:span></text:p>
            <text:p text:style-name="P4"><text:span text:style-name="T7"><text:s text:c="4"/></text:span><text:span text:style-name="T7">Dilbert.find(Date.</text:span><text:span text:style-name="T10">new</text:span><text:span text:style-name="T7">(</text:span><text:span text:style-name="T12">2007</text:span><text:span text:style-name="T7">, </text:span><text:span text:style-name="T12">4</text:span><text:span text:style-name="T7">, </text:span><text:span text:style-name="T12">15</text:span><text:span text:style-name="T7">))</text:span></text:p>
            <text:p text:style-name="P4"><text:span text:style-name="T7"><text:s text:c="2"/></text:span><text:span text:style-name="T10">end</text:span></text:p>
            <text:p text:style-name="P4"><text:span text:style-name="T7"><text:s text:c="2"/></text:span></text:p>
            <text:p text:style-name="P4"><text:span text:style-name="T7"><text:s text:c="2"/></text:span><text:span text:style-name="T10">def</text:span><text:span text:style-name="T7"> test_extracts_gif_location</text:span></text:p>
            <text:p text:style-name="P4"><text:span text:style-name="T7"><text:s text:c="4"/></text:span><text:span text:style-name="T7">flexstub(Net::HTTP).should_receive(</text:span><text:span text:style-name="T11">:get</text:span><text:span text:style-name="T7">).returns </text:span><text:span text:style-name="T8">&lt;&lt;HERE</text:span></text:p>
            <text:p text:style-name="P4"><text:span text:style-name="T8"><text:s/></text:span><text:span text:style-name="T8">&lt;TD BGCOLOR="#FFFFFF" WIDTH="612"&gt;&lt;IMG SRC="/images/clear_dot.gif" WIDTH="10" HEIGHT="10" BORDER="0"&gt;&lt;BR&gt;&lt;FONT FACE="helvetica, arial" SIZE="1"&gt;&amp;nbsp;&amp;nbsp;&lt;A HREF="https://members.comics.com/members/registration/showDilbertLogin.do?aid=1"&gt;&lt;IMG SRC="/comics/dilbert/images/current_features_bullet.gif" WIDTH="14" HEIGHT="11" ALT="" BORDER="0"&gt;Subscribe to the Daily Dilbert&lt;/A&gt;&amp;nbsp;&amp;nbsp;&lt;A HREF="http://www.cafepress.com/cp/sotd.aspx?storeid=dilbert"&gt;&lt;IMG SRC="/comics/dilbert/images/current_features_bullet.gif" WIDTH="14" HEIGHT="11" ALT="" BORDER="0"&gt;Buy this strip&lt;/A&gt;&amp;nbsp;&amp;nbsp;&lt;A HREF="/webmail/SendAStrip?AppName=SendAStrip&amp;ComicName=/comics/dilbert/&amp;Attachments=/comics/dilbert/archive/images/dilbert2007036657413.gif&amp;EmailDate=April-13-2007"&gt;&lt;IMG SRC="/comics/dilbert/images/current_features_bullet.gif" WIDTH="14" HEIGHT="11" ALT="" BORDER="0"&gt;E-mail this strip&lt;/A&gt;&lt;/FONT&gt;&lt;BR&gt;</text:span></text:p>
            <text:p text:style-name="P4"><text:span text:style-name="T8"><text:s/></text:span><text:span text:style-name="T8">&lt;IMG SRC="/images/clear_dot.gif" WIDTH="5" HEIGHT="5" ALT="" BORDER="0"&gt;&lt;BR&gt;&lt;a href="/comics/dilbert/archive/images/dilbert2007036657413.gif"&gt;&lt;IMG SRC="/comics/dilbert/archive/images/dilbert2007036657413.gif" BORDER=0 ALT="Today's Dilbert Comic"&gt;&lt;/A&gt;&lt;BR&gt;&lt;BR&gt;&lt;/TD&gt;</text:span></text:p>
            <text:p text:style-name="P4"><text:span text:style-name="T8"><text:s/></text:span><text:span text:style-name="T8">&lt;TD WIDTH="10" BGCOLOR="#FFFFFF"&gt;&lt;IMG SRC="/images/clear_dot.gif" WIDTH="10" ALT="" BORDER="0"&gt;&lt;/TD&gt;</text:span></text:p>
            <text:p text:style-name="P4"><text:span text:style-name="T8"><text:s/></text:span><text:span text:style-name="T8">&lt;/TR&gt;</text:span></text:p>
            <text:p text:style-name="P4"><text:span text:style-name="T8">HERE</text:span></text:p>
            <text:p text:style-name="P4"><text:span text:style-name="T7"><text:s text:c="4"/></text:span><text:span text:style-name="T7">assert_equal </text:span><text:span text:style-name="T8">'/comics/dilbert/archive/images/dilbert2007036657413.gif'</text:span><text:span text:style-name="T7">, Dilbert.find(Date.</text:span><text:span text:style-name="T10">new</text:span><text:span text:style-name="T7">(</text:span><text:span text:style-name="T12">2007</text:span><text:span text:style-name="T7">, </text:span><text:span text:style-name="T12">4</text:span><text:span text:style-name="T7">, </text:span><text:span text:style-name="T12">15</text:span><text:span text:style-name="T7">))</text:span></text:p>
            <text:p text:style-name="P4"><text:span text:style-name="T7"><text:s text:c="2"/></text:span><text:span text:style-name="T10">end</text:span></text:p>
            <text:p text:style-name="P4"><text:span text:style-name="T7"><text:s text:c="2"/></text:span></text:p>
            <text:p text:style-name="P4"><text:span text:style-name="T7"><text:s text:c="2"/></text:span><text:span text:style-name="T10">def</text:span><text:span text:style-name="T7"> test_no_gif_location</text:span></text:p>
            <text:p text:style-name="P4"><text:span text:style-name="T7"><text:s text:c="4"/></text:span><text:span text:style-name="T7">flexstub(Net::HTTP).should_receive(</text:span><text:span text:style-name="T11">:get</text:span><text:span text:style-name="T7">).returns </text:span><text:span text:style-name="T8">''</text:span></text:p>
            <text:p text:style-name="P4"><text:span text:style-name="T7"><text:s text:c="4"/></text:span><text:span text:style-name="T7">assert_equal </text:span><text:span text:style-name="T10">nil</text:span><text:span text:style-name="T7">, Dilbert.find(Date.</text:span><text:span text:style-name="T10">new</text:span><text:span text:style-name="T7">(</text:span><text:span text:style-name="T12">2007</text:span><text:span text:style-name="T7">, </text:span><text:span text:style-name="T12">4</text:span><text:span text:style-name="T7">, </text:span><text:span text:style-name="T12">15</text:span><text:span text:style-name="T7">))</text:span></text:p>
            <text:p text:style-name="P4"><text:span text:style-name="T7"><text:s text:c="2"/></text:span><text:span text:style-name="T10">end</text:span></text:p>
            <text:p text:style-name="P4"><text:span text:style-name="T7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ksempler - Mocha</text:p>
          </draw:text-box>
        </draw:frame>
        <draw:frame presentation:style-name="pr6" draw:text-style-name="P7" draw:layer="layout" svg:width="24.599cm" svg:height="13.86cm" svg:x="2cm" svg:y="4.913cm" presentation:class="subtitle" presentation:user-transformed="true">
          <draw:text-box>
            <text:p text:style-name="P7"><text:span text:style-name="T13"><text:s text:c="2"/></text:span><text:span text:style-name="T13">product = Product.new</text:span></text:p>
            <text:p text:style-name="P7"><text:span text:style-name="T13"><text:s text:c="2"/></text:span><text:span text:style-name="T13">Product.expects(:find).with(1).returns(product)</text:span></text:p>
            <text:p text:style-name="P7"><text:span text:style-name="T13"/></text:p>
            <text:p text:style-name="P7"><text:span text:style-name="T13"><text:s text:c="2"/></text:span><text:span text:style-name="T13">product = Product.new</text:span></text:p>
            <text:p text:style-name="P7"><text:span text:style-name="T13"><text:s text:c="2"/></text:span><text:span text:style-name="T13">product.expects(:save).returns(true)</text:span></text:p>
            <text:p text:style-name="P7"><text:span text:style-name="T13"/></text:p>
            <text:p text:style-name="P7"><text:span text:style-name="T13"><text:s text:c="2"/></text:span><text:span text:style-name="T13">prices = [stub(:pence =&gt; 1000), stub(:pence =&gt; 2000)]</text:span></text:p>
            <text:p text:style-name="P7"><text:span text:style-name="T13"><text:s text:c="2"/></text:span><text:span text:style-name="T13">product = Product.new</text:span></text:p>
            <text:p text:style-name="P7"><text:span text:style-name="T13"><text:s text:c="2"/></text:span><text:span text:style-name="T13">product.stubs(:prices).returns(prices)</text:span></text:p>
            <text:p text:style-name="P7"><text:span text:style-name="T13"/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ksempler - Mocha</text:p>
          </draw:text-box>
        </draw:frame>
        <draw:frame presentation:style-name="pr6" draw:text-style-name="P7" draw:layer="layout" svg:width="27cm" svg:height="13.86cm" svg:x="0.5cm" svg:y="4.914cm" presentation:class="subtitle" presentation:user-transformed="true">
          <draw:text-box>
            <text:p text:style-name="P7"><text:span text:style-name="T13"><text:s text:c="2"/></text:span><text:span text:style-name="T13">Product.any_instance.stubs(:name).returns('stubbed_name')</text:span></text:p>
            <text:p text:style-name="P7"><text:span text:style-name="T13"><text:s text:c="2"/></text:span><text:span text:style-name="T13">product = Product.new</text:span></text:p>
            <text:p text:style-name="P7"><text:span text:style-name="T13"/></text:p>
            <text:p text:style-name="P7"><text:span text:style-name="T13"><text:s text:c="2"/></text:span><text:span text:style-name="T13">object = mock()</text:span></text:p>
            <text:p text:style-name="P7"><text:span text:style-name="T13"><text:s text:c="2"/></text:span><text:span text:style-name="T13">object.expects(:expected_method).with(:p1, :p2).returns(:result)</text:span></text:p>
            <text:p text:style-name="P7"><text:span text:style-name="T13"/></text:p>
            <text:p text:style-name="P7"><text:span text:style-name="T13"><text:s text:c="2"/></text:span><text:span text:style-name="T13">object = stub(:method1 =&gt; :result1, :method2 =&gt; :result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ksempler - Flexmock</text:p>
          </draw:text-box>
        </draw:frame>
        <draw:frame presentation:style-name="pr6" draw:text-style-name="P7" draw:layer="layout" svg:width="24.099cm" svg:height="13.86cm" svg:x="2.5cm" svg:y="4.914cm" presentation:class="subtitle" presentation:user-transformed="true">
          <draw:text-box>
            <text:p text:style-name="P7"><text:span text:style-name="T13">m = flexmock(:pi =&gt; 3.1416, :e =&gt; 2.71)</text:span></text:p>
            <text:p text:style-name="P7"><text:span text:style-name="T13"/></text:p>
            <text:p text:style-name="P7"><text:span text:style-name="T13">db = flexmock('db')</text:span></text:p>
            <text:p text:style-name="P7"><text:span text:style-name="T13">db.should_receive(:query).and_return([1,2,3])</text:span></text:p>
            <text:p text:style-name="P7"><text:span text:style-name="T13">db.should_receive(:update).with(5).and_return(nil).once</text:span></text:p>
            <text:p text:style-name="P7"><text:span text:style-name="T13"/></text:p>
            <text:p text:style-name="P7"><text:span text:style-name="T13">db = flexmock('db')</text:span></text:p>
            <text:p text:style-name="P7"><text:span text:style-name="T13">db.should_receive(:query).and_return([1,2,3]).ordered</text:span></text:p>
            <text:p text:style-name="P7"><text:span text:style-name="T13">db.should_receive(:update).and_return(nil).order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ksempler - Flexmock</text:p>
          </draw:text-box>
        </draw:frame>
        <draw:frame presentation:style-name="pr6" draw:text-style-name="P7" draw:layer="layout" svg:width="24.599cm" svg:height="13.86cm" svg:x="2cm" svg:y="4.914cm" presentation:class="subtitle" presentation:user-transformed="true">
          <draw:text-box>
            <text:p text:style-name="P7"><text:span text:style-name="T13">db = flexmock('db')</text:span></text:p>
            <text:p text:style-name="P7"><text:span text:style-name="T13">db.should_expect do |rec|</text:span></text:p>
            <text:p text:style-name="P7"><text:span text:style-name="T13"><text:s text:c="2"/></text:span><text:span text:style-name="T13">rec.startup.once.ordered</text:span></text:p>
            <text:p text:style-name="P7"><text:span text:style-name="T13"><text:s text:c="2"/></text:span><text:span text:style-name="T13">rec.query("CPWR") { 12.3 }.once.ordered(:queries)</text:span></text:p>
            <text:p text:style-name="P7"><text:span text:style-name="T13"><text:s text:c="2"/></text:span><text:span text:style-name="T13">rec.query("MSFT") { 10.0 }.once.ordered(:queries)</text:span></text:p>
            <text:p text:style-name="P7"><text:span text:style-name="T13"><text:s text:c="2"/></text:span><text:span text:style-name="T13">rec.query("^....$/) { 3.3 }.at_least.once.ordered(:queries)</text:span></text:p>
            <text:p text:style-name="P7"><text:span text:style-name="T13"><text:s text:c="2"/></text:span><text:span text:style-name="T13">rec.finish.once.ordered</text:span></text:p>
            <text:p text:style-name="P7"><text:span text:style-name="T13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ksempler - Flexmock</text:p>
          </draw:text-box>
        </draw:frame>
        <draw:frame presentation:style-name="pr6" draw:text-style-name="P7" draw:layer="layout" svg:width="21.599cm" svg:height="13.86cm" svg:x="5cm" svg:y="4.914cm" presentation:class="subtitle" presentation:user-transformed="true">
          <draw:text-box>
            <text:p text:style-name="P7"><text:span text:style-name="T13">file = flexmock('file')</text:span></text:p>
            <text:p text:style-name="P7"><text:span text:style-name="T13">file.should_receive(:gets).with_no_args.</text:span></text:p>
            <text:p text:style-name="P7"><text:span text:style-name="T13"><text:s text:c="3"/></text:span><text:span text:style-name="T13">and_return("line 1\n", "line 2\n")</text:span></text:p>
            <text:p text:style-name="P7"><text:span text:style-name="T13"/></text:p>
            <text:p text:style-name="P7"><text:span text:style-name="T13">m = flexmock('m')</text:span></text:p>
            <text:p text:style-name="P7"><text:span text:style-name="T13">m.should_receive(:an_important_message)</text:span></text:p>
            <text:p text:style-name="P7"><text:span text:style-name="T13"><text:s text:c="2"/></text:span><text:span text:style-name="T13">.and_return(1).once</text:span></text:p>
            <text:p text:style-name="P7"><text:span text:style-name="T13">m.should_ignore_miss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tyrker og svagheder</text:p>
          </draw:text-box>
        </draw:frame>
        <draw:frame presentation:style-name="pr4" draw:text-style-name="P3" draw:layer="layout" svg:width="25.199cm" svg:height="15.006cm" svg:x="1.4cm" svg:y="4.914cm" presentation:class="outline" presentation:user-transformed="true">
          <draw:text-box>
            <text:list text:style-name="L3">
              <text:list-item>
                <text:p text:style-name="P3">Mocha</text:p>
              </text:list-item>
            </text:list>
            <text:list text:style-name="L3">
              <text:list-item>
                <text:list>
                  <text:list-item>
                    <text:p text:style-name="P8">Kortere, præcisere syntaks (at_least_once, at_most_once, expects direkte på klasser)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Ingen mulighed for at angive rækkefølgen af forventede metodekald.</text:p>
                  </text:list-item>
                </text:list>
              </text:list-item>
            </text:list>
            <text:list text:style-name="L3">
              <text:list-item>
                <text:p text:style-name="P3">Flexmock</text:p>
              </text:list-item>
            </text:list>
            <text:list text:style-name="L3">
              <text:list-item>
                <text:list>
                  <text:list-item>
                    <text:p text:style-name="P8">Mulighed for at angive rækkefølge af forventede metodekal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”Record mode” giver mere klar syntak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Lidt bøvlet syntaks (mock af eksisterende objekter og klasser skal pakkes ind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Ole Friis Østergaard</meta:initial-creator>
    <meta:creation-date>2007-04-13T22:01:28</meta:creation-date>
    <dc:creator>Ole Friis Østergaard</dc:creator>
    <dc:date>2007-05-06T21:30:49</dc:date>
    <dc:language>da-DK</dc:language>
    <meta:editing-cycles>5</meta:editing-cycles>
    <meta:editing-duration>P1DT11H51M53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